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356" officeooo:paragraph-rsid="000d4356"/>
    </style:style>
    <style:style style:name="P2" style:family="paragraph" style:parent-style-name="Standard">
      <style:text-properties fo:font-weight="bold" officeooo:rsid="000d4356" officeooo:paragraph-rsid="000d435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CENÇA/ DISCLAIMER</text:p>
      <text:p text:style-name="P1"/>
      <text:p text:style-name="P1">Os arquivos do mapa dinâmico com OpenStreetMap e Leaflet são de autoria de Raquel Dezidério Souto e estão disponíveis segundo a Licença Creative Commons Attribution-ShareAlike 4.0 International (CC BY-SA 4.0 International). Por gentileza, consultar: <text:a xlink:type="simple" xlink:href="https://creativecommons.org/licenses/by-sa/4.0/" office:target-frame-name="_blank" xlink:show="new" text:style-name="Internet_20_link" text:visited-style-name="Visited_20_Internet_20_Link">https://creativecommons.org/licenses/by-sa/4.0/</text:a> </text:p>
      <text:p text:style-name="P1"/>
      <text:p text:style-name="P1">Os arquivos leaflet.shpfile.js e shp.js são de autoria de Calvin Metcalf e estão disponíveis sob licença MIT. Por gentileza, consultar: <text:a xlink:type="simple" xlink:href="https://github.com/calvinmetcalf/leaflet.shapefile/blob/gh-pages/LICENSE" office:target-frame-name="_blank" xlink:show="new" text:style-name="Internet_20_link" text:visited-style-name="Visited_20_Internet_20_Link">https://github.com/calvinmetcalf/leaflet.shapefile/blob/gh-pages/LICENSE</text:a></text:p>
      <text:p text:style-name="P1"/>
      <text:p text:style-name="P1">Os arquivos podem ser adaptados e distribuídos, com o aviso de copyleft conforme segue nesse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23:12:16.758098861</meta:creation-date>
    <dc:date>2020-12-01T23:17:58.670024547</dc:date>
    <meta:editing-duration>PT5M43S</meta:editing-duration>
    <meta:editing-cycles>1</meta:editing-cycles>
    <meta:document-statistic meta:table-count="0" meta:image-count="0" meta:object-count="0" meta:page-count="1" meta:paragraph-count="4" meta:word-count="74" meta:character-count="624" meta:non-whitespace-character-count="553"/>
    <meta:generator>LibreOffice/6.1.5.2$Linux_X86_64 LibreOffice_project/10$Build-2</meta:generator>
  </office:meta>
</office:document-meta>
</file>